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office:automatic-styles>
  <office:body>
    <office:text text:use-soft-page-breaks="true">
      <text:p text:style-name="P1">Pre-experience Reflection -<text:s/>Your first entry into your lab journal/notebook:</text:p>
      <text:p text:style-name="Normal"/>
      <text:p text:style-name="Normal">After considering the course syllabus, and perhaps reading the introductory slides, reflect on the course content. What problems or challenges are most intriguing to you? Assess your current knowledge and skills - what do you think will be helpful that you already know?  What new skills do you think you need to acquire to help solve the challenge?</text:p>
      <text:p text:style-name="Normal"/>
      <text:p text:style-name="Normal">For your first journal entry, compose 1 or 2 informal paragraphs consisting of your thoughts on the course. Try to address the questions above.  In addition, what do you want to get out of this course?  What are your expecta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veless, Daniel</meta:initial-creator>
    <dc:creator>Loveless, Daniel</dc:creator>
    <meta:creation-date>2024-09-16T15:19:00Z</meta:creation-date>
    <dc:date>2024-09-16T15:20:00Z</dc:date>
    <meta:template xlink:href="Normal.dotm" xlink:type="simple"/>
    <meta:editing-cycles>1</meta:editing-cycles>
    <meta:editing-duration>PT60S</meta:editing-duration>
    <meta:document-statistic meta:page-count="1" meta:paragraph-count="1" meta:word-count="98" meta:character-count="660" meta:row-count="4" meta:non-whitespace-character-count="563"/>
  </office:meta>
</office:document-meta>
</file>